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d871" officeooo:paragraph-rsid="000ad8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áctica 1 Writer</text:p>
      <text:p text:style-name="P1"/>
      <text:h text:style-name="Heading_20_1" text:outline-level="1">Procesador de textos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44cm" fo:margin-bottom="1.60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6T17:45:20.950359177</meta:creation-date>
    <meta:generator>LibreOffice/6.0.4.1$Linux_X86_64 LibreOffice_project/00m0$Build-1</meta:generator>
    <dc:date>2019-10-16T17:51:29.815641845</dc:date>
    <dc:creator>I116-05 </dc:creator>
    <meta:editing-duration>PT5M28S</meta:editing-duration>
    <meta:editing-cycles>2</meta:editing-cycles>
    <meta:document-statistic meta:table-count="0" meta:image-count="0" meta:object-count="0" meta:page-count="1" meta:paragraph-count="2" meta:word-count="6" meta:character-count="38" meta:non-whitespace-character-count="34"/>
  </office:meta>
</office:document-meta>
</file>